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 style:writing-mode="lr-tb"/>
      <style:text-properties fo:font-size="20pt" fo:language="en" fo:country="US" fo:font-weight="normal" style:font-size-asian="20pt" style:font-weight-asian="normal" style:font-size-complex="20pt" style:font-weight-complex="normal"/>
    </style:style>
    <style:style style:name="P2" style:family="paragraph" style:parent-style-name="Text_20_body" style:list-style-name="L1">
      <style:paragraph-properties fo:margin-top="0in" fo:margin-bottom="0in" style:contextual-spacing="false"/>
      <style:text-properties officeooo:paragraph-rsid="0054df3c"/>
    </style:style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2">
      <style:paragraph-properties fo:margin-top="0in" fo:margin-bottom="0in" style:contextual-spacing="false"/>
      <style:text-properties officeooo:rsid="005b8e48" officeooo:paragraph-rsid="005b8e48"/>
    </style:style>
    <style:style style:name="P7" style:family="paragraph" style:parent-style-name="Text_20_body" style:list-style-name="L2">
      <style:paragraph-properties fo:margin-top="0in" fo:margin-bottom="0in" style:contextual-spacing="false"/>
      <style:text-properties officeooo:rsid="005c42f3" officeooo:paragraph-rsid="005c42f3"/>
    </style:style>
    <style:style style:name="P8" style:family="paragraph" style:parent-style-name="Text_20_body" style:list-style-name="L2">
      <style:paragraph-properties fo:margin-top="0in" fo:margin-bottom="0in" style:contextual-spacing="false"/>
      <style:text-properties fo:language="ro" fo:country="RO" officeooo:rsid="005d8eb3" officeooo:paragraph-rsid="005d8eb3"/>
    </style:style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4">
      <style:paragraph-properties fo:margin-top="0in" fo:margin-bottom="0in" style:contextual-spacing="false"/>
    </style:style>
    <style:style style:name="P12" style:family="paragraph" style:parent-style-name="Text_20_body" style:list-style-name="L4">
      <style:paragraph-properties fo:margin-top="0in" fo:margin-bottom="0in" style:contextual-spacing="false"/>
      <style:text-properties officeooo:paragraph-rsid="004b68d9"/>
    </style:style>
    <style:style style:name="P13" style:family="paragraph" style:parent-style-name="Text_20_body" style:list-style-name="L4">
      <style:paragraph-properties fo:margin-top="0in" fo:margin-bottom="0in" style:contextual-spacing="false"/>
      <style:text-properties officeooo:paragraph-rsid="004f5449"/>
    </style:style>
    <style:style style:name="P14" style:family="paragraph" style:parent-style-name="Text_20_body" style:list-style-name="L4">
      <style:paragraph-properties fo:margin-top="0in" fo:margin-bottom="0in" style:contextual-spacing="false"/>
      <style:text-properties officeooo:paragraph-rsid="0050f971"/>
    </style:style>
    <style:style style:name="P15" style:family="paragraph" style:parent-style-name="Text_20_body" style:list-style-name="L4">
      <style:text-properties officeooo:paragraph-rsid="00536b6a"/>
    </style:style>
    <style:style style:name="P16" style:family="paragraph" style:parent-style-name="Heading_20_3">
      <style:text-properties officeooo:paragraph-rsid="00282d14"/>
    </style:style>
    <style:style style:name="P17" style:family="paragraph" style:parent-style-name="Text_20_body" style:list-style-name="L5">
      <style:paragraph-properties fo:margin-top="0in" fo:margin-bottom="0in" style:contextual-spacing="false"/>
    </style:style>
    <style:style style:name="P18" style:family="paragraph" style:parent-style-name="Text_20_body" style:list-style-name="L5"/>
    <style:style style:name="P19" style:family="paragraph" style:parent-style-name="Text_20_body" style:list-style-name="L6">
      <style:paragraph-properties fo:margin-top="0in" fo:margin-bottom="0in" style:contextual-spacing="false"/>
    </style:style>
    <style:style style:name="P20" style:family="paragraph" style:parent-style-name="Text_20_body" style:list-style-name="L6"/>
    <style:style style:name="P21" style:family="paragraph" style:parent-style-name="Text_20_body">
      <style:text-properties officeooo:paragraph-rsid="004058a5"/>
    </style:style>
    <style:style style:name="P22" style:family="paragraph" style:parent-style-name="Text_20_body" style:list-style-name="L7">
      <style:paragraph-properties fo:margin-top="0in" fo:margin-bottom="0in" style:contextual-spacing="false"/>
    </style:style>
    <style:style style:name="P23" style:family="paragraph" style:parent-style-name="Text_20_body" style:list-style-name="L7"/>
    <style:style style:name="P24" style:family="paragraph" style:parent-style-name="Text_20_body" style:list-style-name="L7">
      <style:text-properties fo:language="ro" fo:country="RO" officeooo:rsid="004068cc" officeooo:paragraph-rsid="004068cc"/>
    </style:style>
    <style:style style:name="P25" style:family="paragraph" style:parent-style-name="Text_20_body" style:list-style-name="L8">
      <style:paragraph-properties fo:margin-top="0in" fo:margin-bottom="0in" style:contextual-spacing="false"/>
    </style:style>
    <style:style style:name="P26" style:family="paragraph" style:parent-style-name="Text_20_body" style:list-style-name="L8"/>
    <style:style style:name="P27" style:family="paragraph" style:parent-style-name="Text_20_body" style:list-style-name="L8">
      <style:text-properties officeooo:rsid="002a19e9" officeooo:paragraph-rsid="002a19e9"/>
    </style:style>
    <style:style style:name="P28" style:family="paragraph" style:parent-style-name="Text_20_body" style:list-style-name="L9">
      <style:paragraph-properties fo:margin-top="0in" fo:margin-bottom="0in" style:contextual-spacing="false"/>
    </style:style>
    <style:style style:name="P29" style:family="paragraph" style:parent-style-name="Text_20_body" style:list-style-name="L9"/>
    <style:style style:name="P30" style:family="paragraph" style:parent-style-name="Text_20_body" style:list-style-name="L9">
      <style:text-properties fo:language="ro" fo:country="RO" officeooo:rsid="003073d5" officeooo:paragraph-rsid="003073d5"/>
    </style:style>
    <style:style style:name="P31" style:family="paragraph" style:parent-style-name="Text_20_body" style:list-style-name="L9">
      <style:text-properties fo:language="ro" fo:country="RO" officeooo:rsid="0033f117" officeooo:paragraph-rsid="0033f117"/>
    </style:style>
    <style:style style:name="P32" style:family="paragraph" style:parent-style-name="Text_20_body" style:list-style-name="L10">
      <style:paragraph-properties fo:margin-top="0in" fo:margin-bottom="0in" style:contextual-spacing="false"/>
    </style:style>
    <style:style style:name="P33" style:family="paragraph" style:parent-style-name="Text_20_body" style:list-style-name="L10"/>
    <style:style style:name="P34" style:family="paragraph" style:parent-style-name="Text_20_body" style:list-style-name="L10">
      <style:text-properties officeooo:rsid="0035e88a" officeooo:paragraph-rsid="0035e88a"/>
    </style:style>
    <style:style style:name="P35" style:family="paragraph" style:parent-style-name="Text_20_body" style:list-style-name="L11">
      <style:paragraph-properties fo:margin-top="0in" fo:margin-bottom="0in" style:contextual-spacing="false"/>
    </style:style>
    <style:style style:name="P36" style:family="paragraph" style:parent-style-name="Text_20_body" style:list-style-name="L11"/>
    <style:style style:name="P37" style:family="paragraph" style:parent-style-name="Text_20_body" style:list-style-name="L11">
      <style:text-properties fo:language="ro" fo:country="RO" officeooo:rsid="0043551e" officeooo:paragraph-rsid="0043551e"/>
    </style:style>
    <style:style style:name="P38" style:family="paragraph" style:parent-style-name="Text_20_body" style:list-style-name="L12">
      <style:paragraph-properties fo:margin-top="0in" fo:margin-bottom="0in" style:contextual-spacing="false"/>
    </style:style>
    <style:style style:name="P39" style:family="paragraph" style:parent-style-name="Text_20_body" style:list-style-name="L12">
      <style:text-properties fo:language="ro" fo:country="RO" officeooo:rsid="00450fc4" officeooo:paragraph-rsid="00450fc4"/>
    </style:style>
    <style:style style:name="P40" style:family="paragraph" style:parent-style-name="Text_20_body" style:list-style-name="L12">
      <style:text-properties fo:language="ro" fo:country="RO" officeooo:rsid="0044b834" officeooo:paragraph-rsid="0044b834"/>
    </style:style>
    <style:style style:name="P41" style:family="paragraph" style:parent-style-name="Heading_20_3">
      <style:text-properties officeooo:paragraph-rsid="0037635d"/>
    </style:style>
    <style:style style:name="P42" style:family="paragraph" style:parent-style-name="Text_20_body">
      <style:text-properties officeooo:paragraph-rsid="0037635d"/>
    </style:style>
    <style:style style:name="P43" style:family="paragraph" style:parent-style-name="Text_20_body" style:list-style-name="L11">
      <style:paragraph-properties fo:margin-top="0in" fo:margin-bottom="0in" style:contextual-spacing="false"/>
      <style:text-properties officeooo:rsid="00381763" officeooo:paragraph-rsid="00381763"/>
    </style:style>
    <style:style style:name="P44" style:family="paragraph" style:parent-style-name="Text_20_body" style:list-style-name="L11">
      <style:text-properties fo:language="ro" fo:country="RO" officeooo:rsid="0039b626" officeooo:paragraph-rsid="0039b626"/>
    </style:style>
    <style:style style:name="P45" style:family="paragraph" style:parent-style-name="Text_20_body" style:list-style-name="L11">
      <style:text-properties fo:language="ro" fo:country="RO" officeooo:rsid="003d3242" officeooo:paragraph-rsid="003d3242"/>
    </style:style>
    <style:style style:name="P46" style:family="paragraph" style:parent-style-name="Text_20_body" style:list-style-name="L13">
      <style:paragraph-properties fo:margin-top="0in" fo:margin-bottom="0in" style:contextual-spacing="false"/>
      <style:text-properties fo:language="ro" fo:country="RO" officeooo:rsid="003b4f28" officeooo:paragraph-rsid="003b4f28"/>
    </style:style>
    <style:style style:name="P47" style:family="paragraph" style:parent-style-name="Text_20_body" style:list-style-name="L13">
      <style:text-properties fo:language="ro" fo:country="RO" officeooo:rsid="003b4f28" officeooo:paragraph-rsid="003b4f28"/>
    </style:style>
    <style:style style:name="P48" style:family="paragraph" style:parent-style-name="Text_20_body" style:list-style-name="L13">
      <style:text-properties fo:language="ro" fo:country="RO" officeooo:rsid="003dad91" officeooo:paragraph-rsid="003dad91"/>
    </style:style>
    <style:style style:name="P49" style:family="paragraph" style:parent-style-name="Standard">
      <style:paragraph-properties fo:text-align="center" style:justify-single-word="false" style:writing-mode="lr-tb"/>
    </style:style>
    <style:style style:name="T1" style:family="text">
      <style:text-properties fo:language="ro" fo:country="RO"/>
    </style:style>
    <style:style style:name="T2" style:family="text">
      <style:text-properties fo:font-weight="bold" officeooo:rsid="004b68d9" style:font-weight-asian="bold" style:font-weight-complex="bold"/>
    </style:style>
    <style:style style:name="T3" style:family="text">
      <style:text-properties officeooo:rsid="004b68d9"/>
    </style:style>
    <style:style style:name="T4" style:family="text">
      <style:text-properties fo:language="ro" fo:country="RO" fo:font-weight="normal" officeooo:rsid="004e12d9" style:font-weight-asian="normal" style:font-weight-complex="normal"/>
    </style:style>
    <style:style style:name="T5" style:family="text">
      <style:text-properties fo:font-weight="bold" officeooo:rsid="004f5449" style:font-weight-asian="bold" style:font-weight-complex="bold"/>
    </style:style>
    <style:style style:name="T6" style:family="text">
      <style:text-properties fo:language="ro" fo:country="RO" fo:font-weight="bold" officeooo:rsid="004f5449" style:font-weight-asian="bold" style:font-weight-complex="bold"/>
    </style:style>
    <style:style style:name="T7" style:family="text">
      <style:text-properties fo:language="ro" fo:country="RO" officeooo:rsid="004f5449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weight="bold" officeooo:rsid="0050f971" style:font-weight-asian="bold" style:font-weight-complex="bold"/>
    </style:style>
    <style:style style:name="T10" style:family="text">
      <style:text-properties officeooo:rsid="0050f971"/>
    </style:style>
    <style:style style:name="T11" style:family="text">
      <style:text-properties fo:language="en" fo:country="US" officeooo:rsid="004e0f6c"/>
    </style:style>
    <style:style style:name="T12" style:family="text">
      <style:text-properties fo:language="ro" fo:country="RO" fo:font-weight="normal" officeooo:rsid="00282d14" style:font-weight-asian="normal" style:font-weight-complex="normal"/>
    </style:style>
    <style:style style:name="T13" style:family="text">
      <style:text-properties officeooo:rsid="002f09a4"/>
    </style:style>
    <style:style style:name="T14" style:family="text">
      <style:text-properties fo:language="ro" fo:country="RO" officeooo:rsid="002f09a4"/>
    </style:style>
    <style:style style:name="T15" style:family="text">
      <style:text-properties fo:language="en" fo:country="US" officeooo:rsid="002f09a4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language="en" fo:country="US" fo:font-weight="normal" officeooo:rsid="004058a5" style:font-weight-asian="normal" style:font-weight-complex="normal"/>
    </style:style>
    <style:style style:name="T18" style:family="text">
      <style:text-properties fo:language="ro" fo:country="RO" fo:font-weight="normal" officeooo:rsid="004058a5" style:font-weight-asian="normal" style:font-weight-complex="normal"/>
    </style:style>
    <style:style style:name="T19" style:family="text">
      <style:text-properties fo:language="ro" fo:country="RO" officeooo:rsid="002cac5c"/>
    </style:style>
    <style:style style:name="T20" style:family="text">
      <style:text-properties fo:language="ro" fo:country="RO" officeooo:rsid="002d7b53"/>
    </style:style>
    <style:style style:name="T21" style:family="text">
      <style:text-properties fo:language="en" fo:country="US" officeooo:rsid="002d7b53"/>
    </style:style>
    <style:style style:name="T22" style:family="text">
      <style:text-properties officeooo:rsid="002a19e9"/>
    </style:style>
    <style:style style:name="T23" style:family="text">
      <style:text-properties fo:language="ro" fo:country="RO" officeooo:rsid="002a19e9"/>
    </style:style>
    <style:style style:name="T24" style:family="text">
      <style:text-properties fo:language="en" fo:country="US" officeooo:rsid="002a19e9"/>
    </style:style>
    <style:style style:name="T25" style:family="text">
      <style:text-properties officeooo:rsid="0035e47d"/>
    </style:style>
    <style:style style:name="T26" style:family="text">
      <style:text-properties fo:language="ro" fo:country="RO" officeooo:rsid="00370ae5"/>
    </style:style>
    <style:style style:name="T27" style:family="text">
      <style:text-properties officeooo:rsid="0040768e"/>
    </style:style>
    <style:style style:name="T28" style:family="text">
      <style:text-properties fo:language="ro" fo:country="RO" officeooo:rsid="0040768e"/>
    </style:style>
    <style:style style:name="T29" style:family="text">
      <style:text-properties fo:language="ro" fo:country="RO" fo:font-weight="normal" officeooo:rsid="0040768e" style:font-weight-asian="normal" style:font-weight-complex="normal"/>
    </style:style>
    <style:style style:name="T30" style:family="text">
      <style:text-properties fo:language="ro" fo:country="RO" officeooo:rsid="0043fd1a"/>
    </style:style>
    <style:style style:name="T31" style:family="text">
      <style:text-properties fo:language="ro" fo:country="RO" officeooo:rsid="003e3b99"/>
    </style:style>
    <style:style style:name="T32" style:family="text">
      <style:text-properties officeooo:rsid="0037635d"/>
    </style:style>
    <style:style style:name="T33" style:family="text">
      <style:text-properties fo:language="ro" fo:country="RO" officeooo:rsid="0037635d"/>
    </style:style>
    <style:style style:name="T34" style:family="text">
      <style:text-properties fo:language="ro" fo:country="RO" fo:font-weight="normal" officeooo:rsid="0037635d" style:font-weight-asian="normal" style:font-weight-complex="normal"/>
    </style:style>
    <style:style style:name="T35" style:family="text">
      <style:text-properties officeooo:rsid="0062fbf7"/>
    </style:style>
    <style:style style:name="T36" style:family="text">
      <style:text-properties fo:font-size="16pt" fo:font-weight="bold" style:font-size-asian="16pt" style:font-weight-asian="bold" style:font-size-complex="16pt" style:font-weight-complex="bold"/>
    </style:style>
    <style:style style:name="T37" style:family="text">
      <style:text-properties fo:font-size="16pt" fo:language="en" fo:country="US" fo:font-weight="normal" style:font-size-asian="16pt" style:font-weight-asian="normal" style:font-size-complex="16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teakHouse Website</text:h>
      <text:h text:style-name="Heading_20_2" text:outline-level="2">Proiect Tehnici Web</text:h>
      <text:p text:style-name="Text_20_body">Florescu Teodor Stefănuț, grupa 262</text:p>
      <text:p text:style-name="Horizontal_20_Line"/>
      <text:h text:style-name="Heading_20_2" text:outline-level="2">1. Alegerea temei</text:h>
      <text:p text:style-name="Text_20_body">Pentru acest proiect, am ales tema unui restaurant de tip <text:span text:style-name="Strong_20_Emphasis">SteakHouse</text:span>.</text:p>
      <text:p text:style-name="Horizontal_20_Line"/>
      <text:h text:style-name="Heading_20_2" text:outline-level="2">2. Descriere succintă a temei</text:h>
      <text:h text:style-name="Heading_20_3" text:outline-level="3"><text:span text:style-name="Strong_20_Emphasis">Informații și servicii oferite</text:span></text:h>
      <text:list text:style-name="L1">
        <text:list-item>
          <text:p text:style-name="P2"><text:span text:style-name="Strong_20_Emphasis">Restaurant</text:span> – Detalii despre site. </text:p>
        </text:list-item>
        <text:list-item>
          <text:p text:style-name="P2"><text:span text:style-name="Strong_20_Emphasis">Evenimente &amp; Promoții</text:span> – Secțiune dedicată evenimentelor și ofertelor speciale. </text:p>
          <text:list>
            <text:list-item>
              <text:list>
                <text:list-item>
                  <text:p text:style-name="P3">Utilizatorii se pot înscrie direct la evenimente. </text:p>
                </text:list-item>
                <text:list-item>
                  <text:p text:style-name="P3">Ofertele restaurantului vor fi prezentate în această secțiune. </text:p>
                </text:list-item>
                <text:list-item>
                  <text:p text:style-name="P2">Noutăți despre schimbări în meniu sau alte aspecte ale restaurantului.</text:p>
                </text:list-item>
              </text:list>
            </text:list-item>
          </text:list>
        </text:list-item>
        <text:list-item>
          <text:p text:style-name="P2"><text:span text:style-name="Strong_20_Emphasis">Galerie foto</text:span> – Imagini din locație și preparate. </text:p>
        </text:list-item>
        <text:list-item>
          <text:p text:style-name="P3"><text:span text:style-name="Strong_20_Emphasis">Meniu</text:span> – Listă de preparate și prețuri. </text:p>
        </text:list-item>
        <text:list-item>
          <text:p text:style-name="P3"><text:span text:style-name="Strong_20_Emphasis">Rezervări</text:span> – Posibilitatea de a face rezervări direct pe site. </text:p>
        </text:list-item>
        <text:list-item>
          <text:p text:style-name="P4"><text:span text:style-name="Strong_20_Emphasis">Contact</text:span> – Detalii de contact și linkuri către alte platforme. </text:p>
        </text:list-item>
      </text:list>
      <text:h text:style-name="Heading_20_3" text:outline-level="3"><text:span text:style-name="Strong_20_Emphasis">Pagini principale</text:span></text:h>
      <text:list text:style-name="L2">
        <text:list-item>
          <text:p text:style-name="P5"><text:span text:style-name="Strong_20_Emphasis">Home</text:span> – Prezentare generală a restaurantului. </text:p>
          <text:list>
            <text:list-item>
              <text:p text:style-name="P6">Introducere</text:p>
            </text:list-item>
            <text:list-item>
              <text:p text:style-name="P7">Inspira<text:span text:style-name="T1">ţie</text:span></text:p>
            </text:list-item>
          </text:list>
        </text:list-item>
        <text:list-item>
          <text:p text:style-name="P5"><text:span text:style-name="Strong_20_Emphasis">Meniu</text:span> – Listă de produse și prețuri. </text:p>
          <text:list>
            <text:list-item>
              <text:p text:style-name="P8">Mâncare</text:p>
            </text:list-item>
            <text:list-item>
              <text:p text:style-name="P8">Băuturi</text:p>
            </text:list-item>
          </text:list>
        </text:list-item>
        <text:list-item>
          <text:p text:style-name="P5"><text:span text:style-name="Strong_20_Emphasis">Galerie</text:span> – Poze cu preparatele și restaurantul. </text:p>
        </text:list-item>
        <text:list-item>
          <text:p text:style-name="P5"><text:span text:style-name="Strong_20_Emphasis">Rezervări</text:span> – Formular pentru realizarea unei rezervări. </text:p>
        </text:list-item>
        <text:list-item>
          <text:p text:style-name="P5"><text:span text:style-name="Strong_20_Emphasis">Evenimente &amp; Oferte</text:span> – Știri despre evenimente și promoții: </text:p>
          <text:list>
            <text:list-item>
              <text:p text:style-name="P5"><text:span text:style-name="Strong_20_Emphasis">Noutăți</text:span> – Adăugiri speciale în meniu sau alte schimbări. </text:p>
            </text:list-item>
            <text:list-item>
              <text:p text:style-name="P5"><text:span text:style-name="Strong_20_Emphasis">Evenimente</text:span> – Organizarea de evenimente speciale. </text:p>
            </text:list-item>
            <text:list-item>
              <text:p text:style-name="P5"><text:span text:style-name="Strong_20_Emphasis">Oferte</text:span> – Reduceri și promoții curente. </text:p>
            </text:list-item>
          </text:list>
        </text:list-item>
        <text:list-item>
          <text:p text:style-name="P9"><text:span text:style-name="Strong_20_Emphasis">Contact</text:span> – Informații de contact și legături externe. </text:p>
        </text:list-item>
      </text:list>
      <text:h text:style-name="Heading_20_3" text:outline-level="3"><text:span text:style-name="Strong_20_Emphasis">Cuvinte cheie generale</text:span></text:h>
      <text:list text:style-name="L3">
        <text:list-item>
          <text:p text:style-name="P10">Steakhouse, vită, carne premium, restaurant de steak, rezervare online, meniu </text:p>
        </text:list-item>
      </text:list>
      <text:h text:style-name="Heading_20_4" text:outline-level="4"><text:soft-page-break/><text:span text:style-name="Strong_20_Emphasis">Cuvinte cheie specifice paginilor</text:span></text:h>
      <text:list text:style-name="L4">
        <text:list-item>
          <text:p text:style-name="P11"><text:span text:style-name="Strong_20_Emphasis">Home:</text:span> Steakhouse, vită, premium, restaurant, steak, Japanese, Brazilian, American, fine dining, experiență culinară, preparate gourmet, atmosferă elegantă </text:p>
        </text:list-item>
        <text:list-item>
          <text:p text:style-name="P12"><text:span text:style-name="T2">Meniu</text:span><text:span text:style-name="T3"> </text:span><text:span text:style-name="T2">: </text:span><text:span text:style-name="T4">Meniu, carne, grill, Wagyu, T-Bone, Filet Mignon, Ribeye, bucătărie, specialități, preparate la grătar, medium rare, well done, garnituri, deserturi, băuturi fine </text:span></text:p>
        </text:list-item>
        <text:list-item>
          <text:p text:style-name="P13"><text:span text:style-name="Strong_20_Emphasis">Galerie:</text:span> Galerie, atmosferă, carne, plating, prezentare, decor, design interior, experiență vizuală, fotografie culinară, ambianță, fine dining </text:p>
        </text:list-item>
        <text:list-item>
          <text:p text:style-name="P13"><text:span text:style-name="T5">Rezerv</text:span><text:span text:style-name="T6">ări </text:span><text:span text:style-name="T7">: </text:span><text:span text:style-name="T8">Rezervare, online, masă, disponibilitate, programare, locuri, rezervare rapidă, experiență VIP, masă romantică, grupuri, evenimente private </text:span></text:p>
        </text:list-item>
        <text:list-item>
          <text:p text:style-name="P14"><text:span text:style-name="T9">Evenimente &amp; Oferte : </text:span><text:span text:style-name="T8">Evenimente, promoții, oferte speciale, discount, aniversări, degustări, noutăți, lansări de produse, meniu special, experiență exclusivă, rezervare eveniment, cină festivă, brunch, seară tematică </text:span></text:p>
        </text:list-item>
        <text:list-item>
          <text:p text:style-name="P15"><text:span text:style-name="Strong_20_Emphasis"><text:span text:style-name="T10">Contact</text:span></text:span><text:span text:style-name="Strong_20_Emphasis">:</text:span> <text:span text:style-name="T11">Rezervare, online, locație, adresă, telefon, e-mail, social media, hartă, contact direct, suport clienți, orar, feedback </text:span><text:s/></text:p>
        </text:list-item>
      </text:list>
      <text:p text:style-name="Horizontal_20_Line"/>
      <text:h text:style-name="Heading_20_2" text:outline-level="2">3. Analiza site-urilor similare</text:h>
      <text:h text:style-name="P16" text:outline-level="3"><text:span text:style-name="Strong_20_Emphasis">1. Argentine SteakHouse -</text:span><text:span text:style-name="Strong_20_Emphasis"><text:span text:style-name="T12"> </text:span></text:span><text:a xlink:type="simple" xlink:href="https://www.argentine.ro/" text:style-name="Internet_20_link" text:visited-style-name="Visited_20_Internet_20_Link"><text:span text:style-name="Strong_20_Emphasis"><text:span text:style-name="T12">https://www.argentine.ro</text:span></text:span></text:a></text:h>
      <text:p text:style-name="Text_20_body"><text:s/><text:span text:style-name="Strong_20_Emphasis">Pro:</text:span></text:p>
      <text:list text:style-name="L5">
        <text:list-item>
          <text:p text:style-name="P17">Design aerisit și intuitiv. </text:p>
        </text:list-item>
        <text:list-item>
          <text:p text:style-name="P17">Animații fluide și plăcute vizual. </text:p>
        </text:list-item>
        <text:list-item>
          <text:p text:style-name="P18">Site ușor și rapid. </text:p>
        </text:list-item>
      </text:list>
      <text:p text:style-name="Text_20_body"><text:span text:style-name="Strong_20_Emphasis">Contra:</text:span></text:p>
      <text:list text:style-name="L6">
        <text:list-item>
          <text:p text:style-name="P19">Butonul de rezervare direcționează utilizatorul către un număr de telefon, <text:span text:style-name="T13">adic</text:span><text:span text:style-name="T14">ă re</text:span><text:span text:style-name="T15">zerv</text:span><text:span text:style-name="T14">ările nu se fac din site</text:span> </text:p>
        </text:list-item>
        <text:list-item>
          <text:p text:style-name="P20">Meniul trebuie descărcat în loc să fie afișat direct pe site. </text:p>
        </text:list-item>
      </text:list>
      <text:h text:style-name="Heading_20_3" text:outline-level="3"><text:span text:style-name="Strong_20_Emphasis">2. OSHO - </text:span><text:a xlink:type="simple" xlink:href="https://osho-restaurant.ro/" text:style-name="Internet_20_link" text:visited-style-name="Visited_20_Internet_20_Link"><text:span text:style-name="Strong_20_Emphasis"><text:span text:style-name="T16">https://osho-restaurant.ro</text:span></text:span></text:a></text:h>
      <text:p text:style-name="P21"><text:span text:style-name="Strong_20_Emphasis"><text:span text:style-name="T17">(Cam </text:span></text:span><text:span text:style-name="Strong_20_Emphasis"><text:span text:style-name="T18">acesta este modelul de site care îmi place cel mai mult</text:span></text:span><text:span text:style-name="Strong_20_Emphasis"><text:span text:style-name="T17">)</text:span></text:span></text:p>
      <text:p text:style-name="Text_20_body"><text:span text:style-name="Strong_20_Emphasis">Pro:</text:span></text:p>
      <text:list text:style-name="L7">
        <text:list-item>
          <text:p text:style-name="P22"><text:span text:style-name="T19">R</text:span>ezervările pot fi făcute direct pe site. </text:p>
        </text:list-item>
        <text:list-item>
          <text:p text:style-name="P23">Paleta de culori este <text:span text:style-name="T20">foarte frumoasă, site-</text:span><text:span text:style-name="T21">ul este foarte elegant</text:span>. </text:p>
        </text:list-item>
        <text:list-item>
          <text:p text:style-name="P24">Are o pagină dedicată în care explică ce înseamnă maturarea cărnii</text:p>
        </text:list-item>
      </text:list>
      <text:p text:style-name="Text_20_body"><text:span text:style-name="Strong_20_Emphasis">Contra:</text:span></text:p>
      <text:list text:style-name="L8">
        <text:list-item>
          <text:p text:style-name="P25">Butonul pentru meniul derulant din dreapta este greu de observat. </text:p>
        </text:list-item>
        <text:list-item>
          <text:p text:style-name="P26">Secțiunea "Gallery" <text:span text:style-name="T22">are pu</text:span><text:span text:style-name="T23">ţine po</text:span><text:span text:style-name="T24">ze </text:span><text:span text:style-name="T23">şi nu au nicio descriere</text:span>. </text:p>
        </text:list-item>
        <text:list-item>
          <text:p text:style-name="P27">C<text:span text:style-name="T1">ând intri de pe un ecran mic logo-</text:span><text:span text:style-name="T8">ul acopera butoanele</text:span></text:p>
        </text:list-item>
      </text:list>
      <text:h text:style-name="Heading_20_3" text:outline-level="3"><text:soft-page-break/><text:span text:style-name="Strong_20_Emphasis">3. Beni Hana - </text:span><text:a xlink:type="simple" xlink:href="https://www.benihana.com/" text:style-name="Internet_20_link" text:visited-style-name="Visited_20_Internet_20_Link"><text:span text:style-name="Strong_20_Emphasis"><text:span text:style-name="T16">https://www.benihana.com</text:span></text:span></text:a></text:h>
      <text:p text:style-name="Text_20_body"><text:span text:style-name="Strong_20_Emphasis">Pro:</text:span></text:p>
      <text:list text:style-name="L9">
        <text:list-item>
          <text:p text:style-name="P28">Include multe detalii și povești despre restaurant. </text:p>
        </text:list-item>
        <text:list-item>
          <text:p text:style-name="P29">Dispune de o hartă cu toate locațiile sale globale. </text:p>
        </text:list-item>
        <text:list-item>
          <text:p text:style-name="P30">Butonul de re<text:span text:style-name="T8">zervare e mereu accesibil.</text:span></text:p>
        </text:list-item>
        <text:list-item>
          <text:p text:style-name="P31"><text:span text:style-name="T8">Are op</text:span>ţiunea de a cumpăra gift card-<text:span text:style-name="T8">uri din site.</text:span></text:p>
        </text:list-item>
      </text:list>
      <text:p text:style-name="Text_20_body"><text:span text:style-name="Strong_20_Emphasis">Contra:</text:span></text:p>
      <text:list text:style-name="L10">
        <text:list-item>
          <text:p text:style-name="P32">Designul este învechit. </text:p>
        </text:list-item>
        <text:list-item>
          <text:p text:style-name="P33"><text:span text:style-name="T25">Prea multe submeniuri, ametesc clientul</text:span>. </text:p>
        </text:list-item>
        <text:list-item>
          <text:p text:style-name="P34">Au 2 tipuri de butoane in navbar, ceea ce arat<text:span text:style-name="T26">ă</text:span> dubios</text:p>
        </text:list-item>
      </text:list>
      <text:h text:style-name="Heading_20_3" text:outline-level="3"><text:span text:style-name="Strong_20_Emphasis">4. Nusr-et </text:span><text:span text:style-name="Strong_20_Emphasis"><text:span text:style-name="T27">(Dubai)</text:span></text:span><text:span text:style-name="Strong_20_Emphasis"> </text:span><text:span text:style-name="Strong_20_Emphasis"><text:span text:style-name="T28">- </text:span></text:span><text:a xlink:type="simple" xlink:href="https://www.nusr-et.com.tr/distinctive-venues/dubai.19.aspx" text:style-name="Internet_20_link" text:visited-style-name="Visited_20_Internet_20_Link"><text:span text:style-name="Strong_20_Emphasis"><text:span text:style-name="T29">https://www.nusr-et.com.tr/distinctive-venues/dubai.19.aspx</text:span></text:span></text:a></text:h>
      <text:p text:style-name="Text_20_body"><text:s/><text:span text:style-name="Strong_20_Emphasis">Pro:</text:span></text:p>
      <text:list xml:id="list3092039581" text:style-name="L11">
        <text:list-item>
          <text:p text:style-name="P35">Galeria are filtrare, permițând utilizatorului să vizualizeze doar imaginile de interes. </text:p>
        </text:list-item>
        <text:list-item>
          <text:p text:style-name="P36">Efectul hover<text:span text:style-name="T1"> </text:span><text:span text:style-name="T30">de dilatare</text:span><text:span text:style-name="T1"> </text:span>pe butoane este <text:span text:style-name="T31">interesant</text:span>. </text:p>
        </text:list-item>
        <text:list-item>
          <text:p text:style-name="P37">Cursorul este dublat de un punct roşu</text:p>
        </text:list-item>
      </text:list>
      <text:p text:style-name="Text_20_body"><text:s/><text:span text:style-name="Strong_20_Emphasis">Contra:</text:span></text:p>
      <text:list text:style-name="L12">
        <text:list-item>
          <text:p text:style-name="P38">Sunt prea multe clicuri necesare pentru a ajunge la meniu. </text:p>
        </text:list-item>
        <text:list-item>
          <text:p text:style-name="P39">Când deschi<text:span text:style-name="T8">zi meniul sunt prea multe lucruri care apar cu un font mare, te sim</text:span>ţi atacat</text:p>
        </text:list-item>
        <text:list-item>
          <text:p text:style-name="P40">Meniul se deschide în alt tab.</text:p>
        </text:list-item>
      </text:list>
      <text:h text:style-name="Heading_20_3" text:outline-level="3"/>
      <text:h text:style-name="P41" text:outline-level="3"><text:span text:style-name="Strong_20_Emphasis"><text:span text:style-name="T32">5</text:span></text:span><text:span text:style-name="Strong_20_Emphasis">. </text:span><text:span text:style-name="Strong_20_Emphasis"><text:span text:style-name="T32">Vacamuu</text:span></text:span><text:span text:style-name="Strong_20_Emphasis"> -</text:span><text:span text:style-name="Strong_20_Emphasis"><text:span text:style-name="T33"> </text:span></text:span><text:a xlink:type="simple" xlink:href="https://vacamuuurestaurant.ro/" text:style-name="Internet_20_link" text:visited-style-name="Visited_20_Internet_20_Link"><text:span text:style-name="Strong_20_Emphasis"><text:span text:style-name="T34">https://vacamuuurestaurant.ro</text:span></text:span></text:a></text:h>
      <text:p text:style-name="P42"><text:s/><text:span text:style-name="Strong_20_Emphasis">Pro:</text:span></text:p>
      <text:list text:continue-list="list3092039581" text:style-name="L11">
        <text:list-item>
          <text:p text:style-name="P43">Are o<text:span text:style-name="T1"> pagină specială cu programul</text:span></text:p>
        </text:list-item>
        <text:list-item>
          <text:p text:style-name="P44">Un design foarte minimalist şi modern</text:p>
        </text:list-item>
        <text:list-item>
          <text:p text:style-name="P45">Are buton de schimbarea limbii la <text:span text:style-name="T35">î</text:span>ndemână oricând</text:p>
        </text:list-item>
      </text:list>
      <text:p text:style-name="P42"><text:s/><text:span text:style-name="Strong_20_Emphasis">Contra:</text:span></text:p>
      <text:list text:style-name="L13">
        <text:list-item>
          <text:p text:style-name="P46">Extrem de sărac în conţinut</text:p>
        </text:list-item>
        <text:list-item>
          <text:p text:style-name="P47">Re<text:span text:style-name="T8">zerv</text:span>ările se fac prin altă platformă</text:p>
        </text:list-item>
        <text:list-item>
          <text:p text:style-name="P48">Meniul se descarcă</text:p>
        </text:list-item>
      </text:list>
      <text:p text:style-name="P49" loext:marker-style-name="T36"><text:span text:style-name="T3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1" fo:font-family="OpenSymbol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ListLabel_20_1" style:display-name="ListLabel 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925in" fo:text-indent="-0.1965in" fo:margin-left="0.492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9846in" fo:text-indent="-0.1965in" fo:margin-left="0.9846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4772in" fo:text-indent="-0.1965in" fo:margin-left="1.4772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9693in" fo:text-indent="-0.1965in" fo:margin-left="1.969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618in" fo:text-indent="-0.1965in" fo:margin-left="2.4618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9543in" fo:text-indent="-0.1965in" fo:margin-left="2.9543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4465in" fo:text-indent="-0.1965in" fo:margin-left="3.446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939in" fo:text-indent="-0.1965in" fo:margin-left="3.939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4.4311in" fo:text-indent="-0.1965in" fo:margin-left="4.4311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3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4T20:06:46</meta:creation-date>
    <dc:language>en-US</dc:language>
    <dc:date>2025-02-28T20:41:53.420000000</dc:date>
    <meta:editing-cycles>124</meta:editing-cycles>
    <meta:editing-duration>PT8H25M15S</meta:editing-duration>
    <meta:generator>LibreOffice/24.8.4.2$Windows_X86_64 LibreOffice_project/bb3cfa12c7b1bf994ecc5649a80400d06cd71002</meta:generator>
    <meta:print-date>2025-02-26T21:20:07.558000000</meta:print-date>
    <meta:printed-by>PDF files</meta:printed-by>
    <meta:document-statistic meta:table-count="0" meta:image-count="0" meta:object-count="0" meta:page-count="3" meta:paragraph-count="86" meta:word-count="645" meta:character-count="4273" meta:non-whitespace-character-count="3712"/>
    <meta:user-defined meta:name="AppVersion">15.0000</meta:user-defined>
  </office:meta>
</office:document-meta>
</file>